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7000000115E9FB859F51C323C.jpg" manifest:media-type="image/jpeg"/>
  <manifest:file-entry manifest:full-path="Pictures/10000000000000EA000000118E308779D3270314.jpg" manifest:media-type="image/jpeg"/>
  <manifest:file-entry manifest:full-path="Pictures/1000020100000117000000235C52F5377AB011E1.png" manifest:media-type="image/png"/>
  <manifest:file-entry manifest:full-path="Pictures/100000000000009400000011A10C8EA8E5FA3449.jpg" manifest:media-type="image/jpeg"/>
  <manifest:file-entry manifest:full-path="Pictures/10000000000000A9000000234339D9198145470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1.4896in"/>
    </style:style>
    <style:style style:name="Table1.B" style:family="table-column">
      <style:table-column-properties style:column-width="2.6764in"/>
    </style:style>
    <style:style style:name="Table1.C" style:family="table-column">
      <style:table-column-properties style:column-width="2.104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1.5514in"/>
    </style:style>
    <style:style style:name="Table2.B" style:family="table-column">
      <style:table-column-properties style:column-width="2.6146in"/>
    </style:style>
    <style:style style:name="Table2.C" style:family="table-column">
      <style:table-column-properties style:column-width="2.104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master-page-name="Converted1">
      <style:paragraph-properties fo:line-height="100%" style:page-number="auto"/>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0"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1"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3"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4"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5"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6"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7"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8"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9" style:family="paragraph" style:parent-style-name="Standard" style:list-style-name="WWNum1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0" style:family="paragraph" style:parent-style-name="Standard" style:list-style-name="WWNum13">
      <style:paragraph-properties fo:margin-left="0.5in" fo:margin-right="0in" fo:line-height="100%" fo:orphans="0" fo:widows="0" fo:text-indent="-0.25in" style:auto-text-indent="false"/>
    </style:style>
    <style:style style:name="P21" style:family="paragraph" style:parent-style-name="Standard" style:list-style-name="WWNum14">
      <style:paragraph-properties fo:margin-left="0.5in" fo:margin-right="0in" fo:line-height="100%" fo:orphans="0" fo:widows="0" fo:text-indent="-0.25in" style:auto-text-indent="false"/>
    </style:style>
    <style:style style:name="P22" style:family="paragraph" style:parent-style-name="Standard" style:list-style-name="WWNum7">
      <style:paragraph-properties fo:margin-left="0.5in" fo:margin-right="0in" fo:line-height="100%" fo:orphans="0" fo:widows="0" fo:text-indent="-0.25in" style:auto-text-indent="false"/>
    </style:style>
    <style:style style:name="P23" style:family="paragraph" style:parent-style-name="Standard" style:list-style-name="WWNum4">
      <style:paragraph-properties fo:margin-left="0.5in" fo:margin-right="0in" fo:line-height="100%"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master-page-name="Converted2">
      <style:paragraph-properties fo:line-height="100%" style:page-number="auto"/>
    </style:style>
    <style:style style:name="P27" style:family="paragraph" style:parent-style-name="Heading_20_1">
      <style:paragraph-properties fo:margin-top="0.278in" fo:margin-bottom="0.0555in" loext:contextual-spacing="false" fo:line-height="100%"/>
    </style:style>
    <style:style style:name="P28" style:family="paragraph" style:parent-style-name="Heading_20_1">
      <style:paragraph-properties fo:margin-top="0.1665in" fo:margin-bottom="0.1665in" loext:contextual-spacing="false" fo:line-height="100%"/>
    </style:style>
    <style:style style:name="P29" style:family="paragraph" style:parent-style-name="Title" style:master-page-name="Standard">
      <style:paragraph-properties fo:margin-top="0.3335in" fo:margin-bottom="0.0417in" loext:contextual-spacing="false" fo:line-height="100%" fo:text-align="center" style:justify-single-word="false" style:page-number="1"/>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color="#1155cc" fo:font-size="10pt" style:text-underline-style="solid" style:text-underline-width="auto" style:text-underline-color="font-color" style:font-size-asian="10pt" style:font-size-complex="10pt"/>
    </style:style>
    <style:style style:name="T4" style:family="text">
      <style:text-properties fo:color="#1155cc" style:text-underline-style="solid" style:text-underline-width="auto" style:text-underline-color="font-color"/>
    </style:style>
    <style:style style:name="T5" style:family="text">
      <style:text-properties fo:font-weight="bold" style:font-weight-asian="bold"/>
    </style:style>
    <style:style style:name="T6" style:family="text">
      <style:text-properties fo:font-size="9pt" style:font-size-asian="9pt" style:font-size-complex="9pt"/>
    </style:style>
    <style:style style:name="T7" style:family="text">
      <style:text-properties fo:font-size="9pt" style:text-underline-style="none"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q02s3sul5de2"/>Implementatieplan</text:p>
      <text:p text:style-name="P3">Maaike Hovenkamp<text:tab/><text:tab/>1741256</text:p>
      <text:p text:style-name="P1">Duur Alblas <text:tab/><text:tab/><text:tab/>1739724</text:p>
      <text:p text:style-name="P1">21 februari 2020</text:p>
      <text:p text:style-name="P27"><text:bookmark text:name="_aei67hcyrjhm"/>Doel</text:p>
      <text:p text:style-name="Standard">Het vinden van de meest accurate gray scaling methode voor non real-time facial recognition uit vijf geselecteerde methoden. Voor gebruik van het opstellen van een profiel van misdadigers in een misdadigers database. Het opstellen van dit profiel vereist een monochrome afbeelding.</text:p>
      <text:p text:style-name="Standard">Welk van de 5 gray scaling methoden geeft ons het meest accurate facial recognition resultaat zonder er significant langer over te doen en zonder de andere processen van de pipeline aan te passen?<text:span text:style-name="T1"><text:note text:id="ftn1" text:note-class="footnote"><text:note-citation>1</text:note-citation><text:note-body><text:p text:style-name="P4"><text:span text:style-name="T1"/><text:span text:style-name="T2"> Getest en geïmplementeerd op de pipeline van Arno Kamphuis, 15-02-19, HU-Vision-1819-Base, </text:span><text:a xlink:type="simple" xlink:href="https://github.com/arnokamphuis/HU-Vision-1819-Base" text:style-name="Internet_20_link" text:visited-style-name="Visited_20_Internet_20_Link"><text:span text:style-name="T3">https://github.com/arnokamphuis/HU-Vision-1819-Base</text:span></text:a><text:span text:style-name="T2"> </text:span></text:p></text:note-body></text:note></text:span></text:p>
      <text:p text:style-name="P27"><text:bookmark text:name="_da8epzi9945x"/>Methoden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5">Methode</text:span></text:p>
          </table:table-cell>
          <table:table-cell table:style-name="Table1.A1" office:value-type="string">
            <text:p text:style-name="P5"><text:span text:style-name="T5">Voordelen</text:span></text:p>
          </table:table-cell>
          <table:table-cell table:style-name="Table1.A1" office:value-type="string">
            <text:p text:style-name="P5"><text:span text:style-name="T5">nadelen</text:span></text:p>
          </table:table-cell>
        </table:table-row>
        <table:table-row table:style-name="Table1.1">
          <table:table-cell table:style-name="Table1.A1" office:value-type="string">
            <text:p text:style-name="P6"><text:span text:style-name="T6">Gleam</text:span></text:p>
          </table:table-cell>
          <table:table-cell table:style-name="Table1.A1" office:value-type="string">
            <text:list xml:id="list2665946155" text:style-name="WWNum2">
              <text:list-item>
                <text:p text:style-name="P7"><text:span text:style-name="T6">Gamma correction wordt intact gehouden.</text:span></text:p>
              </text:list-item>
            </text:list>
          </table:table-cell>
          <table:table-cell table:style-name="Table1.A1" office:value-type="string">
            <text:list xml:id="list562592045" text:style-name="WWNum8">
              <text:list-item>
                <text:p text:style-name="P8"><text:span text:style-name="T6">Matched niet met menselijke helderheid perceptie.</text:span></text:p>
              </text:list-item>
            </text:list>
          </table:table-cell>
        </table:table-row>
        <table:table-row table:style-name="Table1.1">
          <table:table-cell table:style-name="Table1.A1" office:value-type="string">
            <text:p text:style-name="P6"><text:span text:style-name="T6">Luma</text:span></text:p>
          </table:table-cell>
          <table:table-cell table:style-name="Table1.A1" office:value-type="string">
            <text:list xml:id="list2413797713" text:style-name="WWNum13">
              <text:list-item>
                <text:p text:style-name="P20"><text:span text:style-name="T6">Matched gedeeltelijk met menselijke helderheid perceptie. </text:span></text:p>
              </text:list-item>
            </text:list>
          </table:table-cell>
          <table:table-cell table:style-name="Table1.A1" office:value-type="string">
            <text:list xml:id="list4190485202" text:style-name="WWNum14">
              <text:list-item>
                <text:p text:style-name="P21"><text:span text:style-name="T6">Heeft gamma correctie nodig achteraf om de menselijke helderheid te matchen.</text:span></text:p>
              </text:list-item>
            </text:list>
          </table:table-cell>
        </table:table-row>
        <table:table-row table:style-name="Table1.1">
          <table:table-cell table:style-name="Table1.A1" office:value-type="string">
            <text:p text:style-name="P6"><text:span text:style-name="T6">Lightness</text:span></text:p>
          </table:table-cell>
          <table:table-cell table:style-name="Table1.A1" office:value-type="string">
            <text:list xml:id="list4001001780" text:style-name="WWNum1">
              <text:list-item>
                <text:p text:style-name="P9"><text:span text:style-name="T6">Correspondeert met menselijke perceptie.</text:span></text:p>
              </text:list-item>
              <text:list-item>
                <text:p text:style-name="P9"><text:span text:style-name="T6">ingebouwde gamma correctie.</text:span></text:p>
              </text:list-item>
            </text:list>
          </table:table-cell>
          <table:table-cell table:style-name="Table1.A1" office:value-type="string">
            <text:list xml:id="list812854667" text:style-name="WWNum3">
              <text:list-item>
                <text:p text:style-name="P10"><text:span text:style-name="T6">Verminderd contrast.</text:span></text:p>
              </text:list-item>
            </text:list>
          </table:table-cell>
        </table:table-row>
        <table:table-row table:style-name="Table1.1">
          <table:table-cell table:style-name="Table1.A1" office:value-type="string">
            <text:p text:style-name="P6"><text:span text:style-name="T6">Intensity</text:span></text:p>
          </table:table-cell>
          <table:table-cell table:style-name="Table1.A1" office:value-type="string">
            <text:list xml:id="list1095051188" text:style-name="WWNum16">
              <text:list-item>
                <text:p text:style-name="P11"><text:span text:style-name="T6">Mogelijk de makkelijkste methode.</text:span></text:p>
              </text:list-item>
            </text:list>
          </table:table-cell>
          <table:table-cell table:style-name="Table1.A1" office:value-type="string">
            <text:list xml:id="list1241676156" text:style-name="WWNum7">
              <text:list-item>
                <text:p text:style-name="P22"><text:span text:style-name="T6">Matched niet met menselijke helderheid perceptie.</text:span></text:p>
              </text:list-item>
            </text:list>
          </table:table-cell>
        </table:table-row>
        <table:table-row table:style-name="Table1.1">
          <table:table-cell table:style-name="Table1.A1" office:value-type="string">
            <text:p text:style-name="P6"><text:span text:style-name="T6">Luster</text:span></text:p>
          </table:table-cell>
          <table:table-cell table:style-name="Table1.A1" office:value-type="string">
            <text:list xml:id="list2599837138" text:style-name="WWNum11">
              <text:list-item>
                <text:p text:style-name="P12"><text:span text:style-name="T6">Minder sensitief op verandering in helderheid.</text:span></text:p>
              </text:list-item>
            </text:list>
          </table:table-cell>
          <table:table-cell table:style-name="Table1.A1" office:value-type="string">
            <text:list xml:id="list2330276576" text:style-name="WWNum12">
              <text:list-item>
                <text:p text:style-name="P13"><text:span text:style-name="T6">Het lijkt uit de afbeelding dat er een gemiddelde grijze kleur wordt genomen waardoor de afbeelding wazig wordt.</text:span></text:p>
              </text:list-item>
            </text:list>
          </table:table-cell>
        </table:table-row>
        <table:table-row table:style-name="Table1.1">
          <table:table-cell table:style-name="Table1.A1" office:value-type="string">
            <text:p text:style-name="P6"><text:span text:style-name="T6">Luminance</text:span></text:p>
          </table:table-cell>
          <table:table-cell table:style-name="Table1.A1" office:value-type="string">
            <text:list xml:id="list2504345244" text:style-name="WWNum5">
              <text:list-item>
                <text:p text:style-name="P14"><text:span text:style-name="T6">Matched gedeeltelijk met menselijke helderheid perceptie. </text:span></text:p>
              </text:list-item>
            </text:list>
          </table:table-cell>
          <table:table-cell table:style-name="Table1.A1" office:value-type="string">
            <text:list xml:id="list139826294" text:style-name="WWNum10">
              <text:list-item>
                <text:p text:style-name="P15"><text:span text:style-name="T6">Heeft gamma correctie nodig achteraf om de menselijke helderheid te matchen.</text:span></text:p>
              </text:list-item>
            </text:list>
          </table:table-cell>
        </table:table-row>
        <table:table-row table:style-name="Table1.1">
          <table:table-cell table:style-name="Table1.A1" office:value-type="string">
            <text:p text:style-name="P2"><text:span text:style-name="T6">value</text:span></text:p>
          </table:table-cell>
          <table:table-cell table:style-name="Table1.A1" office:value-type="string">
            <text:list xml:id="list112503770" text:style-name="WWNum15">
              <text:list-item>
                <text:p text:style-name="P16"><text:span text:style-name="T6">Geeft absolute brightness informatie.</text:span></text:p>
              </text:list-item>
            </text:list>
          </table:table-cell>
          <table:table-cell table:style-name="Table1.A1" office:value-type="string">
            <text:list xml:id="list922617595" text:style-name="WWNum9">
              <text:list-item>
                <text:p text:style-name="P17"><text:span text:style-name="T6">gevoelig voor grote helderheidsverschillen in 1 of meerdere kanalen</text:span></text:p>
              </text:list-item>
            </text:list>
          </table:table-cell>
        </table:table-row>
        <table:table-row table:style-name="Table1.1">
          <table:table-cell table:style-name="Table1.A1" office:value-type="string">
            <text:p text:style-name="P6"><text:span text:style-name="T6">Decolorize</text:span></text:p>
          </table:table-cell>
          <table:table-cell table:style-name="Table1.A1" office:value-type="string">
            <text:list xml:id="list3581436621" text:style-name="WWNum18">
              <text:list-item>
                <text:p text:style-name="P18"><text:span text:style-name="T6">bewaard en versterkt kleurcontrast in omzetting naar grayscale.</text:span></text:p>
              </text:list-item>
              <text:list-item>
                <text:p text:style-name="P18"><text:span text:style-name="T6">Heeft een lineaire tijd complexie.</text:span></text:p>
              </text:list-item>
            </text:list>
          </table:table-cell>
          <table:table-cell table:style-name="Table1.A1" office:value-type="string">
            <text:list xml:id="list1532717558" text:style-name="WWNum17">
              <text:list-item>
                <text:p text:style-name="P19"><text:span text:style-name="T6">Discrimineert niet tussen belangrijke en onbelangrijke details</text:span></text:p>
              </text:list-item>
            </text:list>
          </table:table-cell>
        </table:table-row>
      </table:table>
      <text:p text:style-name="P27"><text:bookmark text:name="_kktp06yot1ks"/>Keuz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5">Methode</text:span></text:p>
          </table:table-cell>
          <table:table-cell table:style-name="Table2.A1" office:value-type="string">
            <text:p text:style-name="P6"><text:span text:style-name="T5">Formule</text:span></text:p>
          </table:table-cell>
          <table:table-cell table:style-name="Table2.A1" office:value-type="string">
            <text:p text:style-name="P6"><text:span text:style-name="T5">Reden</text:span></text:p>
          </table:table-cell>
        </table:table-row>
        <table:table-row table:style-name="Table2.1">
          <table:table-cell table:style-name="Table2.A1" office:value-type="string">
            <text:p text:style-name="P2">Intensity</text:p>
          </table:table-cell>
          <table:table-cell table:style-name="Table2.A1" office:value-type="string">
            <text:p text:style-name="P2"><draw:frame draw:style-name="fr1" draw:name="image4.jpg" text:anchor-type="as-char" svg:width="1.7602in" svg:height="0.3646in" draw:z-index="0"><draw:image xlink:href="Pictures/10000000000000A9000000234339D91981454706.jpg" xlink:type="simple" xlink:show="embed" xlink:actuate="onLoad" loext:mime-type="image/jpeg"/><svg:desc>equation image</svg:desc></draw:frame></text:p>
          </table:table-cell>
          <table:table-cell table:style-name="Table2.A1" office:value-type="string">
            <text:p text:style-name="P6">Omdat het simpel te implementeren is en dus een goede basis methode is.</text:p>
          </table:table-cell>
        </table:table-row>
        <table:table-row table:style-name="Table2.1">
          <table:table-cell table:style-name="Table2.A1" office:value-type="string">
            <text:p text:style-name="P2">Value</text:p>
          </table:table-cell>
          <table:table-cell table:style-name="Table2.A1" office:value-type="string">
            <text:p text:style-name="P2"><draw:frame draw:style-name="fr1" draw:name="image5.jpg" text:anchor-type="as-char" svg:width="1.4063in" svg:height="0.1665in" draw:z-index="0"><draw:image xlink:href="Pictures/100000000000009400000011A10C8EA8E5FA3449.jpg" xlink:type="simple" xlink:show="embed" xlink:actuate="onLoad" loext:mime-type="image/jpeg"/><svg:desc>equation image</svg:desc></draw:frame></text:p>
          </table:table-cell>
          <table:table-cell table:style-name="Table2.A1" office:value-type="string">
            <text:p text:style-name="P2">Omdat deze gevoelig is voor helderheidsverschillen en dus een goede basis is voor de Luster methode.</text:p>
          </table:table-cell>
        </table:table-row>
        <table:table-row table:style-name="Table2.1">
          <table:table-cell table:style-name="Table2.A1" office:value-type="string">
            <text:p text:style-name="P6">Luster </text:p>
          </table:table-cell>
          <table:table-cell table:style-name="Table2.A1" office:value-type="string">
            <text:p text:style-name="P6"><draw:frame draw:style-name="fr1" draw:name="image2.png" text:anchor-type="as-char" svg:width="2.4689in" svg:height="0.3055in" draw:z-index="0"><draw:image xlink:href="Pictures/1000020100000117000000235C52F5377AB011E1.png" xlink:type="simple" xlink:show="embed" xlink:actuate="onLoad" loext:mime-type="image/png"/></draw:frame></text:p>
          </table:table-cell>
          <table:table-cell table:style-name="Table2.A1" office:value-type="string">
            <text:p text:style-name="P6">Omdat deze minder gevoelig is voor helderheidsverschillen en wij het interessant vinden deze te vergelijken met de Value methode.</text:p>
          </table:table-cell>
        </table:table-row>
        <table:table-row table:style-name="Table2.1">
          <table:table-cell table:style-name="Table2.A1" office:value-type="string">
            <text:p text:style-name="P6">Luminance</text:p>
          </table:table-cell>
          <table:table-cell table:style-name="Table2.A1" office:value-type="string">
            <text:p text:style-name="P6"><draw:frame draw:style-name="fr1" draw:name="image1.jpg" text:anchor-type="as-char" svg:width="2.4374in" svg:height="0.1772in" draw:z-index="0"><draw:image xlink:href="Pictures/10000000000000EA000000118E308779D3270314.jpg" xlink:type="simple" xlink:show="embed" xlink:actuate="onLoad" loext:mime-type="image/jpeg"/><svg:desc>equation image</svg:desc></draw:frame></text:p>
          </table:table-cell>
          <table:table-cell table:style-name="Table2.A1" office:value-type="string">
            <text:p text:style-name="P6">Omdat hij beter matched met menselijke helderheid perceptie.</text:p>
          </table:table-cell>
        </table:table-row>
        <table:table-row table:style-name="Table2.1">
          <table:table-cell table:style-name="Table2.A1" office:value-type="string">
            <text:p text:style-name="P6">Luma</text:p>
          </table:table-cell>
          <table:table-cell table:style-name="Table2.A1" office:value-type="string">
            <text:p text:style-name="P6"><draw:frame draw:style-name="fr1" draw:name="image3.jpg" text:anchor-type="as-char" svg:width="2.4689in" svg:height="0.1528in" draw:z-index="0"><draw:image xlink:href="Pictures/1000000000000117000000115E9FB859F51C323C.jpg" xlink:type="simple" xlink:show="embed" xlink:actuate="onLoad" loext:mime-type="image/jpeg"/><svg:desc>equation image</svg:desc></draw:frame></text:p>
          </table:table-cell>
          <table:table-cell table:style-name="Table2.A1" office:value-type="string">
            <text:p text:style-name="P6">Omdat deze vergelijkbaar is met de Luminance methode en het ons interessant lijkt om het verschil tussen de 2 methoden te onderzoeken.</text:p>
          </table:table-cell>
        </table:table-row>
      </table:table>
      <text:p text:style-name="P27"><text:bookmark text:name="_k6r7yzj8q5r9"/><text:soft-page-break/>Implementatie</text:p>
      <text:p text:style-name="Standard">Het testen van de gekozen methodes voor gray scaling wordt gedaan in een framework van Arno kamphuis. De methoden worden in de StudentPreProcessing klas zijn functie stepToIntensityImage geplaatst.</text:p>
      <text:p text:style-name="P27"><text:bookmark text:name="_9ua26q2r7mik"/>Evaluatie</text:p>
      <text:p text:style-name="Standard">De resulterende afbeeldingen van de gray scaling worden door gezichtsherkenning<text:span text:style-name="T1"><text:note text:id="ftn2" text:note-class="footnote"><text:note-citation>2</text:note-citation><text:note-body><text:p text:style-name="P26"><text:span text:style-name="T1"/><text:span text:style-name="T2">Gezichtsherkenning van de pipeline van Arno Kamphuis, 15-02-19, HU-Vision-1819-Base, </text:span><text:a xlink:type="simple" xlink:href="https://github.com/arnokamphuis/HU-Vision-1819-Base" text:style-name="Internet_20_link" text:visited-style-name="Visited_20_Internet_20_Link"><text:span text:style-name="T3">https://github.com/arnokamphuis/HU-Vision-1819-Base</text:span></text:a><text:span text:style-name="T2"> </text:span></text:p></text:note-body></text:note></text:span> gehaald en opgeslagen. Het doel van de methode is om een zo’n accuraat mogelijk beeld te geven om een gezicht in terug te vinden. Er wordt getest met drie verschillende soorten afbeeldingen:</text:p>
      <text:list xml:id="list2459988162" text:style-name="WWNum6">
        <text:list-item>
          <text:p text:style-name="P24">Portretten van mensen met verschillende etnische achtergronden.</text:p>
        </text:list-item>
        <text:list-item>
          <text:p text:style-name="P24">Afbeeldingen van natuurlijke gebieden zonder gezichten.</text:p>
        </text:list-item>
        <text:list-item>
          <text:p text:style-name="P24">Kunst met daarin voorbeelden van gezichten in een bepaalde stijl. Denk aan “The Scream” of de “Mona Lisa”.</text:p>
        </text:list-item>
      </text:list>
      <text:p text:style-name="Standard">Er wordt met het menselijk oog gecontroleerd of de gevonden gezichten, in onze opinie, accuraat zijn.</text:p>
      <text:p text:style-name="Standard">De methode die de meest accurate gezichtsherkenning heeft opgeleverd wordt als beste methode gezien.</text:p>
      <text:p text:style-name="P28"><text:bookmark text:name="_9entdyfbfj13"/>Bronnen</text:p>
      <text:list xml:id="list1400801648" text:style-name="WWNum4">
        <text:list-item>
          <text:p text:style-name="P25">Christopher Kanan &amp; Garrison W. Cottrell, 10-01-2012, “ Color-to-Grayscale: Does the Method Matter in Image recognition?”, <text:a xlink:type="simple" xlink:href="https://www.ncbi.nlm.nih.gov/pmc/articles/PMC3254613/" text:style-name="ListLabel_20_163" text:visited-style-name="ListLabel_20_163"><text:span text:style-name="T4">https://www.ncbi.nlm.nih.gov/pmc/articles/PMC3254613/</text:span></text:a></text:p>
        </text:list-item>
        <text:list-item>
          <text:p text:style-name="P23">Pipeline van Arno Kamphuis, 15-02-19, HU-Vision-1819-Base, <text:a xlink:type="simple" xlink:href="https://github.com/arnokamphuis/HU-Vision-1819-Base" text:style-name="ListLabel_20_163" text:visited-style-name="ListLabel_20_163"><text:span text:style-name="T4">https://github.com/arnokamphuis/HU-Vision-1819-Base</text:spa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9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2" meta:paragraph-count="70" meta:word-count="510" meta:character-count="3687" meta:non-whitespace-character-count="3255"/>
    <meta:generator>LibreOfficeDev/6.0.5.2$Linux_X86_64 LibreOffice_project/</meta:generator>
  </office:meta>
</office:document-meta>
</file>